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3.803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A1</text:p>
          </table:table-cell>
          <table:table-cell table:style-name="ce2" office:value-type="string" calcext:value-type="string">
            <text:p>秋行軍蟲</text:p>
          </table:table-cell>
          <table:table-cell table:style-name="ce2" office:value-type="string" calcext:value-type="string">
            <text:p>1.前期作物採收後 應清除田間殘株，可 有效降低田間潛藏 害蟲。 </text:p>
            <text:p>2.前期作物採收 後，全園耕犂並淹水 5-7 天，若無法淹水 時，可翻犁土壤，再 進行土壤曝曬，可有 效降低田間潛藏夜 蛾類幼蟲或蛹。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2" office:value-type="string" calcext:value-type="string">
            <text:p>斜紋夜蛾</text:p>
          </table:table-cell>
          <table:table-cell table:style-name="ce2" office:value-type="string" calcext:value-type="string">
            <text:p>1.前期作物採收後 應清除田間殘株，可 有效降低田間潛藏 害蟲。 </text:p>
            <text:p>2.前期作物採收 後，全園耕犂並淹水 5-7 天，若無法淹水 時，可翻犁土壤，再 進行土壤曝曬，可有 效降低田間潛藏夜 蛾類幼蟲或蛹。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2" office:value-type="string" calcext:value-type="string">
            <text:p>甜菜夜蛾</text:p>
          </table:table-cell>
          <table:table-cell table:style-name="ce2" office:value-type="string" calcext:value-type="string">
            <text:p>1.前期作物採收後 應清除田間殘株，可 有效降低田間潛藏 害蟲。 </text:p>
            <text:p>2.前期作物採收 後，全園耕犂並淹水 5-7 天，若無法淹水 時，可翻犁土壤，再 進行土壤曝曬，可有 效降低田間潛藏夜 蛾類幼蟲或蛹。</text:p>
            <text:p>3.建議懸掛甜菜夜蛾性費洛蒙誘蟲盒，每公頃設置20-30組；或每公頃懸掛87.2%甜菜夜蛾性費洛蒙交配干擾劑500條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2" office:value-type="string" calcext:value-type="string">
            <text:p>玉米穗葉蛾(番茄葉蛾)</text:p>
          </table:table-cell>
          <table:table-cell table:style-name="ce2" office:value-type="string" calcext:value-type="string">
            <text:p>1.前期作物採收後 應清除田間殘株，可 有效降低田間潛藏 害蟲。 </text:p>
            <text:p>2.前期作物採收 後，全園耕犂並淹水 5-7 天，若無法淹水 時，可翻犁土壤，再 進行土壤曝曬，可有 效降低田間潛藏夜 蛾類幼蟲或蛹。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2" office:value-type="string" calcext:value-type="string">
            <text:p>玉米螟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2" office:value-type="string" calcext:value-type="string">
            <text:p>蚜蟲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2" office:value-type="string" calcext:value-type="string">
            <text:p>薊馬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2" office:value-type="string" calcext:value-type="string">
            <text:p>切根蟲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2" office:value-type="string" calcext:value-type="string">
            <text:p>條背土蝗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2" office:value-type="string" calcext:value-type="string">
            <text:p>蝗蟲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2" office:value-type="string" calcext:value-type="string">
            <text:p>螟蛾類</text:p>
          </table:table-cell>
          <table:table-cell table:style-name="ce2" office:value-type="string" calcext:value-type="string">
            <text:p>1.前期作物採收後 應清除田間殘株，可 有效降低田間潛藏 害蟲。 </text:p>
            <text:p>2.前期作物採收 後，全園耕犂並淹水 5-7 天，若無法淹水 時，可翻犁土壤，再 進行土壤曝曬，可有 效降低田間潛藏夜 蛾類幼蟲或蛹。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3" office:value-type="string" calcext:value-type="string">
            <text:p>胡麻葉枯病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3" office:value-type="string" calcext:value-type="string">
            <text:p>葉斑病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3" office:value-type="string" calcext:value-type="string">
            <text:p>銹病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3" office:value-type="string" calcext:value-type="string">
            <text:p>露菌病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3" office:value-type="string" calcext:value-type="string">
            <text:p>煤紋病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3" office:value-type="string" calcext:value-type="string">
            <text:p>黑穗病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3" office:value-type="string" calcext:value-type="string">
            <text:p>莖腐病</text:p>
          </table:table-cell>
          <table:table-cell table:number-columns-repeated="62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TC" style:language-asian="zh" style:country-asian="TW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1" meta:object-count="0"/>
    <meta:generator>LibreOffice/6.4.6.2$Linux_X86_64 LibreOffice_project/40$Build-2</meta:generator>
  </office:meta>
</office:document-meta>
</file>